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88aa" officeooo:paragraph-rsid="000088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YES/NO plugin errors</text:p>
      <text:p text:style-name="P1">- goto → workspace in build server</text:p>
      <text:p text:style-name="P1">- check for grails app</text:p>
      <text:p text:style-name="P1">- check for grails version</text:p>
      <text:p text:style-name="P1">- for manual .war</text:p>
      <text:p text:style-name="P1"><text:tab/>- /opt/grails/bin/grails war</text:p>
      <text:p text:style-name="P1"><text:tab/>it will ask for [Y/N] : Y [press enter]</text:p>
      <text:p text:style-name="P1">- starts compiling</text:p>
      <text:p text:style-name="P1">- rebuild the whole project again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jan Shakya</meta:initial-creator>
    <meta:creation-date>2015-08-25T17:30:56.536027607</meta:creation-date>
    <dc:date>2015-08-25T17:33:29.592513854</dc:date>
    <dc:creator>Sajan Shakya</dc:creator>
    <meta:editing-duration>P0D</meta:editing-duration>
    <meta:editing-cycles>1</meta:editing-cycles>
    <meta:document-statistic meta:table-count="0" meta:image-count="0" meta:object-count="0" meta:page-count="1" meta:paragraph-count="9" meta:word-count="45" meta:character-count="240" meta:non-whitespace-character-count="201"/>
    <meta:generator>LibreOffice/4.2.8.2$Linux_X86_64 LibreOffice_project/420m0$Build-2</meta:generator>
  </office:meta>
</office:document-meta>
</file>